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MapSize</text:p>
          </table:table-cell>
          <table:table-cell office:value-type="float" office:value="27" table:style-name="ce3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24" table:style-name="ce4"/>
          <table:table-cell table:style-name="ce5"/>
          <table:table-cell table:number-columns-repeated="16356"/>
        </table:table-row>
        <table:table-row table:style-name="ro1">
          <table:table-cell table:style-name="ce1"/>
          <table:table-cell office:value-type="string" table:style-name="ce6">
            <text:p>BACKGROUND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8">
            <text:p>DIRT</text:p>
          </table:table-cell>
          <table:table-cell table:number-columns-repeated="1635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9">
            <text:p>-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7">
            <text:p>GRASS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DIRT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6">
            <text:p>MIDGROUND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V_BOX_COLLIDER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BLANK_GATE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V_BOX_COLLIDER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LANK_GATE</text:p>
          </table:table-cell>
          <table:table-cell table:number-columns-repeated="1635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V_BOX_COLLIDER</text:p>
          </table:table-cell>
          <table:table-cell office:value-type="string" table:style-name="ce7">
            <text:p>HV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HH_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REE_TRUNK_SMALL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9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LANK_GATE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7">
            <text:p>BOX_COLLIDER</text:p>
          </table:table-cell>
          <table:table-cell office:value-type="string" table:style-name="ce8">
            <text:p>BOX_COLLIDER</text:p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style-name="ce6">
            <text:p>FOREGROUND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9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GatePosition</text:p>
          </table:table-cell>
          <table:table-cell office:value-type="string" table:style-name="ce6">
            <text:p>GATE</text:p>
          </table:table-cell>
          <table:table-cell table:number-columns-repeated="25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6,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10,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0,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6" table:style-name="ce7">
            <text:p>26</text:p>
          </table:table-cell>
          <table:table-cell office:value-type="float" office:value="5" table:style-name="ce7">
            <text:p>5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26,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2">
          <table:table-cell office:value-type="string" table:style-name="ce1">
            <text:p>6,9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table:number-columns-repeated="22" table:style-name="ce7"/>
          <table:table-cell table:style-name="ce8"/>
          <table:table-cell table:number-columns-repeated="16356"/>
        </table:table-row>
        <table:table-row table:style-name="ro1">
          <table:table-cell office:value-type="string" table:style-name="ce1">
            <text:p>10,9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table:number-columns-repeated="22" table:style-name="ce11"/>
          <table:table-cell table:style-name="ce12"/>
          <table:table-cell table:number-columns-repeated="16356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25T14:56:55Z</meta:creation-date>
    <dc:date>2014-12-12T20:19:04Z</dc:date>
    <meta:editing-cycles>13</meta:editing-cycles>
    <meta:editing-duration>PT37343S</meta:editing-duration>
  </office:meta>
</office:document-meta>
</file>